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F000002279C7C9D7D03228133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2010000042200000098D0887BC0FF970F74.png" manifest:media-type="image/png"/>
  <manifest:file-entry manifest:full-path="Pictures/10000000000000EC00000235546D830E9BD2FF55.png" manifest:media-type="image/png"/>
  <manifest:file-entry manifest:full-path="Pictures/10000000000000FB0000011AF1EBB5FBF58CA301.png" manifest:media-type="image/png"/>
  <manifest:file-entry manifest:full-path="Pictures/100000000000014700000150EDE9337A58820359.png" manifest:media-type="image/png"/>
  <manifest:file-entry manifest:full-path="Pictures/10000000000001A90000016C7185A47B550A82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6.243cm" svg:height="14.948cm" svg:x="0.858cm" svg:y="1.4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2" draw:text-style-name="P2" draw:layer="layout" svg:width="7.593cm" svg:height="14.578cm" svg:x="10.201cm" svg:y="1.1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2" draw:text-style-name="P2" draw:layer="layout" svg:width="5.2cm" svg:height="5.843cm" svg:x="6.1cm" svg:y="11.1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2" draw:text-style-name="P2" draw:layer="layout" svg:width="8.651cm" svg:height="8.889cm" svg:x="18.549cm" svg:y="0.8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2" draw:text-style-name="P2" draw:layer="layout" svg:width="7.9cm" svg:height="6.766cm" svg:x="19.5cm" svg:y="10.1cm">
          <draw:image xlink:href="Pictures/10000000000001A90000016C7185A47B550A82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5M15S</meta:editing-duration>
    <meta:editing-cycles>2</meta:editing-cycles>
    <meta:generator>LibreOffice/6.2.5.2$Windows_X86_64 LibreOffice_project/1ec314fa52f458adc18c4f025c545a4e8b22c159</meta:generator>
    <dc:title>Beehive</dc:title>
    <dc:date>2019-07-30T13:04:01.714000000</dc:date>
    <meta:document-statistic meta:object-count="46"/>
  </office:meta>
</office:document-meta>
</file>